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face style:name="Bitstream Vera Sans Mono" svg:font-family="'Bitstream Vera Sans Mono'" style:font-family-generic="modern" style:font-pitch="fixed"/>
    <style:font-face style:name="DejaVu Sans Mono1" svg:font-family="'DejaVu Sans Mono'" style:font-family-generic="modern" style:font-pitch="fixed"/>
    <style:font-face style:name="DejaVu Sans Mono"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style:font-name="Nimbus Sans L" style:font-name-asian="DejaVu Sans" style:font-name-complex="DejaVu Sans"/>
    </style:style>
    <style:style style:name="P3" style:family="paragraph" style:parent-style-name="Standard">
      <style:paragraph-properties fo:text-align="justify" style:justify-single-word="false" fo:padding="0.074cm" fo:border-left="none" fo:border-right="none" fo:border-top="none" fo:border-bottom="0.035cm solid #000000" style:join-border="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margin-top="0.423cm" fo:margin-bottom="0.212cm" fo:text-align="justify" style:justify-single-word="false" fo:keep-with-next="always"/>
    </style:style>
    <style:style style:name="P6" style:family="paragraph" style:parent-style-name="Text_20_body">
      <style:paragraph-properties fo:margin-top="0.423cm" fo:margin-bottom="0.212cm" fo:text-align="start" style:justify-single-word="false"/>
    </style:style>
    <style:style style:name="P7" style:family="paragraph" style:parent-style-name="Text_20_body" style:list-style-name="L1">
      <style:paragraph-properties fo:text-align="justify" style:justify-single-word="false"/>
      <style:text-properties style:font-name="DejaVu Sans Mono" fo:font-size="10pt" style:font-size-asian="10pt" style:font-size-complex="10pt"/>
    </style:style>
    <style:style style:name="P8" style:family="paragraph" style:parent-style-name="Text_20_body">
      <style:paragraph-properties fo:margin-top="0.423cm" fo:margin-bottom="0.212cm" fo:text-align="start" style:justify-single-word="false"/>
    </style:style>
    <style:style style:name="P9" style:family="paragraph" style:parent-style-name="Heading_20_1">
      <style:paragraph-properties fo:text-align="justify" style:justify-single-word="false"/>
    </style:style>
    <style:style style:name="P10" style:family="paragraph" style:parent-style-name="Heading_20_3">
      <style:paragraph-properties fo:text-align="justify" style:justify-single-word="false"/>
    </style:style>
    <style:style style:name="P11" style:family="paragraph" style:parent-style-name="Heading_20_3">
      <style:paragraph-properties fo:margin-top="0.423cm" fo:margin-bottom="0.212cm" fo:text-align="justify" style:justify-single-word="false" fo:keep-with-next="always"/>
      <style:text-properties style:font-name="Nimbus Sans L" style:font-name-asian="DejaVu Sans" style:font-name-complex="DejaVu Sans"/>
    </style:style>
    <style:style style:name="P12" style:family="paragraph" style:parent-style-name="Heading_20_3">
      <style:paragraph-properties fo:margin-top="0.423cm" fo:margin-bottom="0.212cm" fo:text-align="justify" style:justify-single-word="false"/>
    </style:style>
    <style:style style:name="T1" style:family="text">
      <style:text-properties style:font-name="Nimbus Sans L" fo:font-size="14pt" fo:font-style="normal" style:font-name-asian="DejaVu Sans" style:font-size-asian="14pt" style:font-style-asian="normal" style:font-name-complex="DejaVu Sans" style:font-size-complex="14pt" style:font-style-complex="normal"/>
    </style:style>
    <style:style style:name="T2" style:family="text">
      <style:text-properties style:font-name="Nimbus Sans L" style:font-name-asian="DejaVu Sans" style:font-name-complex="DejaVu Sans"/>
    </style:style>
    <style:style style:name="T3" style:family="text">
      <style:text-properties style:font-name="Nimbus Roman No9 L" fo:font-size="12pt" fo:font-style="normal" style:font-name-asian="DejaVu Sans" style:font-size-asian="12pt" style:font-style-asian="normal" style:font-name-complex="DejaVu Sans" style:font-size-complex="12pt" style:font-style-complex="normal"/>
    </style:style>
    <style:style style:name="T4" style:family="text">
      <style:text-properties style:font-name="Nimbus Roman No9 L" fo:font-size="12pt" fo:font-style="normal" fo:font-weight="normal" style:font-name-asian="DejaVu Sans" style:font-size-asian="12pt" style:font-style-asian="normal" style:font-weight-asian="normal" style:font-name-complex="DejaVu Sans" style:font-size-complex="12pt" style:font-style-complex="normal" style:font-weight-complex="normal"/>
    </style:style>
    <style:style style:name="T5" style:family="text">
      <style:text-properties style:font-name="Nimbus Roman No9 L" fo:font-size="12pt" fo:font-style="normal" fo:font-weight="bold" style:font-name-asian="DejaVu Sans" style:font-size-asian="12pt" style:font-style-asian="normal" style:font-weight-asian="bold" style:font-name-complex="DejaVu Sans" style:font-size-complex="12pt" style:font-style-complex="normal" style:font-weight-complex="bold"/>
    </style:style>
    <style:style style:name="T6" style:family="text">
      <style:text-properties style:font-name="Nimbus Roman No9 L" fo:font-size="12pt" fo:font-style="italic" fo:font-weight="normal" style:font-name-asian="DejaVu Sans" style:font-size-asian="12pt" style:font-style-asian="italic" style:font-weight-asian="normal" style:font-name-complex="DejaVu Sans" style:font-size-complex="12pt" style:font-style-complex="italic" style:font-weight-complex="normal"/>
    </style:style>
    <style:style style:name="T7" style:family="text">
      <style:text-properties style:font-name="Nimbus Roman No9 L" fo:font-size="12pt" fo:font-style="italic" fo:font-weight="bold" style:font-name-asian="DejaVu Sans" style:font-size-asian="12pt" style:font-style-asian="italic" style:font-weight-asian="bold" style:font-name-complex="DejaVu Sans" style:font-size-complex="12pt" style:font-style-complex="italic"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SEP # : 35 – Selection of the installed headers</text:h>
      <text:p text:style-name="P3"/>
      <text:p text:style-name="P1"/>
      <text:p text:style-name="P1">Version: 1.4</text:p>
      <text:p text:style-name="P1">Author: Sylvestre Ledru</text:p>
      <text:p text:style-name="P1">Review: </text:p>
      <text:p text:style-name="P1">Commented: </text:p>
      <text:p text:style-name="P1">State: </text:p>
      <text:p text:style-name="P1">Scilab-Version: 5.2</text:p>
      <text:p text:style-name="P1">Vote:</text:p>
      <text:p text:style-name="P1">Created: September 18, 2009</text:p>
      <text:p text:style-name="P3"/>
      <text:p text:style-name="P1"/>
      <text:h text:style-name="P10" text:outline-level="3">Abstract</text:h>
      <text:p text:style-name="P1">This SEP details the cleanup of the installed headers of Scilab</text:p>
      <text:h text:style-name="P10" text:outline-level="3">Rationale</text:h>
      <text:p text:style-name="P4">For now, in the binary or packaged versions of Scilab, since the SEP #32, all header files for the dynamic link are installed into a directory. </text:p>
      <text:p text:style-name="P4">The problem existed before the implementation of the SEP #32 but has been highlighted since then by the fact that all headers are now in the same directory. </text:p>
      <text:h text:style-name="P11" text:outline-level="3">Proposal</text:h>
      <text:p text:style-name="P5"><text:span text:style-name="Teletype"><text:span text:style-name="T3">The proposal is pretty simple. The goal of this proposal is to completely update the list of the installed headers files and only install headers files which will be used by the toolboxes and the dynamic link features.</text:span></text:span></text:p>
      <text:h text:style-name="P12" text:outline-level="3"><text:span text:style-name="Teletype"><text:span text:style-name="T1">List of the installed headers</text:span></text:span></text:h>
      <text:p text:style-name="P6"><text:span text:style-name="Teletype"><text:span text:style-name="T5">Core:</text:span></text:span><text:span text:style-name="Teletype"><text:span text:style-name="T4"><text:line-break/></text:span></text:span><text:span text:style-name="Teletype"><text:span text:style-name="T6">modules/core/includes/BOOL.h <text:line-break/>modules/core/includes/core_math.h <text:line-break/>modules/core/includes/doublecomplex.h<text:line-break/>modules/core/includes/freeArrayOfString.h<text:line-break/>modules/core/includes/getcommandlineargs.h<text:line-break/>modules/core/includes/getos.h<text:line-break/>modules/core/includes/getmemory.h<text:line-break/>modules/core/includes/machine.h<text:line-break/>modules/core/includes/mode_exec.h<text:line-break/>modules/core/includes/PATH_MAX.h<text:line-break/>modules/core/includes/SCIHOME.h<text:line-break/>modules/core/includes/scisparse.h<text:line-break/>modules/core/includes/sciquit.h<text:line-break/></text:span></text:span><text:span text:style-name="Teletype"><text:span text:style-name="T6">modules/core/includes/scilabDefaults.h<text:line-break/>modules/core/includes/scilabmode.h<text:line-break/></text:span></text:span><text:soft-page-break/><text:span text:style-name="Teletype"><text:span text:style-name="T6">modules/core/includes/setgetSCIpath.h<text:line-break/>modules/core/includes/stack1.h <text:line-break/>modules/core/includes/stack2.h <text:line-break/>modules/core/includes/stack3.h <text:line-break/>modules/core/includes/stack-c.h <text:line-break/>modules/core/includes/stack-def.h <text:line-break/>modules/core/includes/stack.h <text:line-break/>modules/core/includes/stackinfo.h <text:line-break/>modules/core/includes/stackTypeVariable.h <text:line-break/>modules/core/includes/version.h<text:line-break/>modules/core/includes/warningmode.h</text:span></text:span></text:p>
      <text:p text:style-name="P6"><text:span text:style-name="Teletype"><text:span text:style-name="T6">modules/core/includes/Thread_Wrapper.h <text:s/>(Added in Scilab 5.3)</text:span></text:span></text:p>
      <text:p text:style-name="P6"><text:span text:style-name="Teletype"><text:span text:style-name="T6"/></text:span></text:p>
      <text:p text:style-name="P6"><text:span text:style-name="Teletype"><text:span text:style-name="T5">Data API of Scilab:</text:span></text:span><text:span text:style-name="Teletype"><text:span text:style-name="T4"><text:line-break/></text:span></text:span><text:span text:style-name="Teletype"><text:span text:style-name="T6">modules/api_scilab/includes/api_boolean.h <text:line-break/>modules/api_scilab/includes/api_boolean_sparse.h <text:line-break/>modules/api_scilab/includes/api_common.h <text:line-break/>modules/api_scilab/includes/api_double.h <text:line-break/>modules/api_scilab/includes/api_int.h <text:line-break/>modules/api_scilab/includes/api_list.h <text:line-break/>modules/api_scilab/includes/api_pointer.h <text:line-break/>modules/api_scilab/includes/api_poly.h <text:line-break/>modules/api_scilab/includes/api_scilab.h <text:line-break/>modules/api_scilab/includes/api_sparse.h <text:line-break/>modules/api_scilab/includes/api_string.h </text:span></text:span></text:p>
      <text:p text:style-name="P6"><text:span text:style-name="Teletype"><text:span text:style-name="T5">Call_Scilab (Scilab as a computing engine):<text:line-break/></text:span></text:span><text:span text:style-name="Teletype"><text:span text:style-name="T6">modules/call_scilab/includes/call_scilab.h<text:line-break/>modules/call_scilab/includes/CallScilab.h</text:span></text:span></text:p>
      <text:p text:style-name="P6"><text:span text:style-name="Teletype"><text:span text:style-name="T5">Dynamic links:<text:line-break/></text:span></text:span><text:span text:style-name="Teletype"><text:span text:style-name="T6">libs/dynamiclibrary/dynamiclibrary.h <text:line-break/>libs/dynamiclibrary/dynamiclibrary_others.h (!Windows)<text:line-break/>libs/dynamiclibrary/dynamiclibrary_windows.h (Windows)</text:span></text:span></text:p>
      <text:p text:style-name="P6"><text:span text:style-name="Teletype"><text:span text:style-name="T7">JVM:</text:span></text:span><text:span text:style-name="Teletype"><text:span text:style-name="T6"><text:line-break/>modules/jvm/includes/getScilabJavaVM.h<text:line-break/>modules/jvm/includes/getScilabJNIEnv.h<text:line-break/>modules/jvm/includes/addToClasspath.h<text:line-break/>modules/jvm/includes/addToLibrarypath.h<text:line-break/>modules/jvm/includes/getScilabObject.h</text:span></text:span></text:p>
      <text:p text:style-name="P6"><text:span text:style-name="Teletype"><text:span text:style-name="T5">Localization:</text:span></text:span><text:span text:style-name="Teletype"><text:span text:style-name="T6"><text:line-break/></text:span></text:span><text:span text:style-name="Teletype"><text:span text:style-name="T6">modules/localization/includes/localization.h<text:line-break/>modules/localization/includes/setgetlanguage.h<text:line-break/>modules/localization/includes/charEncoding.h</text:span></text:span></text:p>
      <text:p text:style-name="P6"><text:soft-page-break/><text:span text:style-name="Teletype"><text:span text:style-name="T5">Malloc:<text:line-break/></text:span></text:span><text:span text:style-name="Teletype"><text:span text:style-name="T4">libs/MALLOC/malloc.h<text:line-break/>libs/MALLOC/sci_mem_alloc.h (!Windows)<text:line-break/>libs/MALLOC/win_mem_alloc.h (Windows)</text:span></text:span></text:p>
      <text:p text:style-name="P6"><text:span text:style-name="Teletype"><text:span text:style-name="T5">Mexlib:<text:line-break/></text:span></text:span><text:span text:style-name="Teletype"><text:span text:style-name="T6">modules/mexlib/includes/mex.h<text:line-break/>modules/mexlib/includes/sci_gateway.h</text:span></text:span></text:p>
      <text:p text:style-name="P6"><text:span text:style-name="Teletype"><text:span text:style-name="T5">Output stream:</text:span></text:span><text:span text:style-name="Teletype"><text:span text:style-name="T4"><text:line-break/></text:span></text:span><text:span text:style-name="Teletype"><text:span text:style-name="T6">modules/output_stream/includes/Scierror.h<text:line-break/>modules/output_stream/includes/sciprint.h<text:line-break/>modules/output_stream/includes/do_error_number.h</text:span></text:span></text:p>
      <text:p text:style-name="P6"><text:span text:style-name="Teletype"><text:span text:style-name="T5">Scicos:<text:line-break/></text:span></text:span><text:span text:style-name="Teletype"><text:span text:style-name="T6">modules/scicos/includes/scicos.h<text:line-break/>modules/scicos/includes/scicos_free.h<text:line-break/>modules/scicos/includes/scicos_malloc.h<text:line-break/>modules/scicos/includes/scicos-def.h</text:span></text:span></text:p>
      <text:p text:style-name="P6"><text:span text:style-name="Teletype"><text:span text:style-name="T6">modules/scicos/includes/scicos_math.h (added in Scilab 5.3 beta3)</text:span></text:span></text:p>
      <text:p text:style-name="P6"><text:span text:style-name="Teletype"><text:span text:style-name="T5">Scicos_blocks:<text:line-break/></text:span></text:span><text:span text:style-name="Teletype"><text:span text:style-name="T6">modules/scicos_blocks/includes/blocks.h<text:line-break/>modules/scicos_blocks/includes/scicos_block.h<text:line-break/>modules/scicos_blocks/includes/scicos_block4.h</text:span></text:span></text:p>
      <text:p text:style-name="P6"><text:span text:style-name="Teletype"><text:span text:style-name="T5">Shell<text:line-break/></text:span></text:span><text:span text:style-name="Teletype"><text:span text:style-name="T6">modules/shell/includes/prompt.h<text:line-break/>modules/shell/includes/scilines.h</text:span></text:span></text:p>
      <text:p text:style-name="P6"><text:span text:style-name="Teletype"><text:span text:style-name="T5">Time<text:line-break/></text:span></text:span><text:span text:style-name="Teletype"><text:span text:style-name="T6">modules/time/includes/realtime.h<text:line-break/>modules/time/includes/timer.h</text:span></text:span></text:p>
      <text:p text:style-name="P6"><text:span text:style-name="Teletype"><text:span text:style-name="T5">Intersci</text:span></text:span><text:bookmark text:name="comment_text_2"/><text:span text:style-name="Teletype"><text:span text:style-name="T6"><text:line-break/>modules/intersci/includes/libinter.h.</text:span></text:span></text:p>
      <text:p text:style-name="P6"><text:span text:style-name="Teletype"><text:span text:style-name="T6"/></text:span></text:p>
      <text:p text:style-name="P6"><text:span text:style-name="Teletype"><text:span text:style-name="T4">Note that all the following header files will be installed in the same directory.</text:span></text:span></text:p>
      <text:h text:style-name="P12" text:outline-level="3"><text:span text:style-name="Teletype"><text:span text:style-name="T2">Changelog</text:span></text:span></text:h>
      <text:list xml:id="list34471739" text:style-name="L1">
        <text:list-item>
          <text:list>
            <text:list-item>
              <text:p text:style-name="P7">– Initial version</text:p>
            </text:list-item>
            <text:list-item>
              <text:p text:style-name="P7">- Add of libs/MALLOC and libs/dynamiclibrary</text:p>
            </text:list-item>
            <text:list-item>
              <text:p text:style-name="P7">- Add of libinter.h (see bug #6491)</text:p>
            </text:list-item>
            <text:list-item>
              <text:p text:style-name="P7">- Add of Thread_Wrapper.h</text:p>
            </text:list-item>
            <text:list-item>
              <text:p text:style-name="P7"><text:soft-page-break/>- Add of scicos_math.h (see bug #7651)</text:p>
            </text:list-item>
          </text:list>
        </text:list-item>
      </text:list>
      <text:h text:style-name="P10" text:outline-level="3">Copyright</text:h>
      <text:p text:style-name="Standard"><text:tab/>Sylvestre Ledru</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face style:name="Bitstream Vera Sans Mono" svg:font-family="'Bitstream Vera Sans Mono'" style:font-family-generic="modern" style:font-pitch="fixed"/>
    <style:font-face style:name="DejaVu Sans Mono1" svg:font-family="'DejaVu Sans Mono'" style:font-family-generic="modern" style:font-pitch="fixed"/>
    <style:font-face style:name="DejaVu Sans Mono"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Teletype" style:family="text">
      <style:text-properties style:font-name="DejaVu Sans Mono1" style:font-name-asian="DejaVu Sans Mono1" style:font-name-complex="DejaVu Sans Mono1"/>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Pierre MARECHAL</meta:initial-creator>
    <meta:creation-date>2008-07-09T13:39:08</meta:creation-date>
    <dc:date>2010-08-04T14:38:19.54</dc:date>
    <meta:editing-cycles>94</meta:editing-cycles>
    <meta:editing-duration>PT113H04M01S</meta:editing-duration>
    <meta:document-statistic meta:table-count="0" meta:image-count="0" meta:object-count="0" meta:page-count="4" meta:paragraph-count="42" meta:word-count="295" meta:character-count="4053"/>
    <meta:user-defined meta:name="Info 1"/>
    <meta:user-defined meta:name="Info 2"/>
    <meta:user-defined meta:name="Info 3"/>
    <meta:user-defined meta:name="Info 4"/>
  </office:meta>
</office:document-meta>
</file>